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font-size="18pt" style:font-size-asian="15.75pt" style:font-size-complex="18pt"/>
    </style:style>
    <style:style style:name="P3" style:family="paragraph" style:parent-style-name="Standard">
      <style:text-properties fo:font-size="18pt" style:font-size-asian="15.75pt" style:font-size-complex="18pt"/>
    </style:style>
    <style:style style:name="P4" style:family="paragraph" style:parent-style-name="Standard">
      <style:text-properties fo:font-size="18pt" officeooo:rsid="001b1956" officeooo:paragraph-rsid="001b1956" style:font-size-asian="15.75pt" style:font-size-complex="18pt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officeooo:rsid="001a3fb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Strong_20_Emphasis"><text:span text:style-name="T1">Wir fügen dem Bildschirm hinzu:</text:span></text:span><text:span text:style-name="T1"><text:line-break/> 1.1. Eine</text:span><text:span text:style-name="Strong_20_Emphasis"><text:span text:style-name="T1"> Canvas</text:span></text:span><text:span text:style-name="T1">, auf der wir den Galgen zeichnen.<text:line-break/> 1.2. Zwei </text:span><text:span text:style-name="Strong_20_Emphasis"><text:span text:style-name="T1">Labels</text:span></text:span><text:span text:style-name="T1"> – für richtige und falsche Buchstaben.<text:line-break/> 1.3. Ein </text:span><text:span text:style-name="Strong_20_Emphasis"><text:span text:style-name="T1">Entry</text:span></text:span><text:span text:style-name="T1">, wo der Benutzer einen Buchstaben eingibt.<text:line-break/> 1.4. Ein </text:span><text:span text:style-name="Strong_20_Emphasis"><text:span text:style-name="T1">Button</text:span></text:span><text:span text:style-name="T1">, um den Buchstaben zu bestätigen.<text:line-break/> 1.5. Ein </text:span><text:span text:style-name="Strong_20_Emphasis"><text:span text:style-name="T1">Button</text:span></text:span><text:span text:style-name="T1">, um das Spiel neu zu starten.</text:span></text:p>
        </text:list-item>
        <text:list-item>
          <text:p text:style-name="P2"><text:span text:style-name="Strong_20_Emphasis">Ein Wort wird ausgedacht (geheim gehalten).</text:span></text:p>
        </text:list-item>
        <text:list-item>
          <text:p text:style-name="P2"><text:span text:style-name="Strong_20_Emphasis">Wir erstellen zwei Listen</text:span> – für richtige und falsche Buchstaben.</text:p>
        </text:list-item>
        <text:list-item>
          <text:p text:style-name="P2"><text:span text:style-name="Strong_20_Emphasis">Beim Klick auf den Button:</text:span><text:line-break/> 4.1. Wenn kein Buchstabe oder mehr als ein Zeichen eingegeben wurde – zeigen wir eine Meldung.</text:p>
        </text:list-item>
        <text:list-item>
          <text:p text:style-name="P2"><text:span text:style-name="Strong_20_Emphasis">Wir prüfen, ob der Buchstabe im Wort ist:</text:span><text:line-break/> 5.1. Wenn ja – zeigen wir ihn im richtigen Label <text:span text:style-name="T2">und List</text:span>.<text:line-break/> 5.2. Wenn nein – zeigen wir ihn im falschen Label, <text:span text:style-name="T2">List</text:span> und zeichnen ein Teil vom Galgen.</text:p>
        </text:list-item>
        <text:list-item>
          <text:p text:style-name="P2"><text:span text:style-name="Strong_20_Emphasis">Spielende:</text:span><text:line-break/> 6.1. Wenn das ganze Wort erraten wurde – gratulieren wir dem Spieler.<text:line-break/> 6.2. Wenn der Galgen vollständig gezeichnet ist – sagen wir dem Spieler, dass er verloren hat, und zeigen das gesuchte Wort.</text:p>
        </text:list-item>
      </text:list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>
      <style:text-properties fo:font-size="18pt" style:font-size-asian="15.75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9T23:08:44.810400200</meta:creation-date>
    <dc:date>2025-06-04T14:07:47.157636100</dc:date>
    <meta:editing-duration>PT3H8M35S</meta:editing-duration>
    <meta:editing-cycles>3</meta:editing-cycles>
    <meta:generator>LibreOffice/25.2.3.2$Windows_X86_64 LibreOffice_project/bbb074479178df812d175f709636b368952c2ce3</meta:generator>
    <meta:document-statistic meta:table-count="0" meta:image-count="0" meta:object-count="0" meta:page-count="1" meta:paragraph-count="6" meta:word-count="156" meta:character-count="937" meta:non-whitespace-character-count="776"/>
  </office:meta>
</office:document-meta>
</file>